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list-style-name="LFO1" style:family="paragraph">
      <style:text-properties fo:language="ru" fo:country="RU"/>
    </style:style>
    <style:style style:name="P23" style:parent-style-name="TableContents" style:list-style-name="LFO1" style:family="paragraph">
      <style:text-properties fo:language="ru" fo:country="RU"/>
    </style:style>
    <style:style style:name="P24" style:parent-style-name="TableContents" style:list-style-name="LFO1" style:family="paragraph">
      <style:text-properties fo:language="ru" fo:country="RU"/>
    </style:style>
    <style:style style:name="P25" style:parent-style-name="TableContents" style:list-style-name="LFO1" style:family="paragraph">
      <style:text-properties fo:language="ru" fo:country="RU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language="ru" fo:country="RU"/>
    </style:style>
    <style:style style:name="P32" style:parent-style-name="TableContents" style:family="paragraph">
      <style:text-properties fo:language="ru" fo:country="RU"/>
    </style:style>
    <style:style style:name="P33" style:parent-style-name="TableContents" style:family="paragraph">
      <style:text-properties fo:language="ru" fo:country="RU"/>
    </style:style>
    <style:style style:name="P34" style:parent-style-name="TableContents" style:family="paragraph">
      <style:text-properties fo:language="ru" fo:country="RU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list-style-name="LFO2" style:family="paragraph"/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P48" style:parent-style-name="TableContents" style:list-style-name="LFO2" style:family="paragraph"/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font-weight="bold" style:font-weight-asian="bold" style:font-weight-complex="bold"/>
    </style:style>
    <style:style style:name="T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5" style:parent-style-name="Основнойшрифтабзаца" style:family="text">
      <style:text-properties fo:font-weight="bold" style:font-weight-asian="bold" style:font-weight-complex="bold"/>
    </style:style>
    <style:style style:name="T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7" style:parent-style-name="Основнойшрифтабзаца" style:family="text">
      <style:text-properties fo:font-weight="bold" style:font-weight-asian="bold" style:font-weight-complex="bold"/>
    </style:style>
    <style:style style:name="T5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language="ru" fo:country="RU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5" style:parent-style-name="Основнойшрифтабзаца" style:family="text">
      <style:text-properties style:letter-kerning="false" fo:language="ru" fo:country="RU"/>
    </style:style>
    <style:style style:name="T76" style:parent-style-name="Основнойшрифтабзаца" style:family="text">
      <style:text-properties style:letter-kerning="false" fo:language="ru" fo:country="RU"/>
    </style:style>
    <style:style style:name="T77" style:parent-style-name="Основнойшрифтабзаца" style:family="text">
      <style:text-properties style:letter-kerning="false" fo:language="ru" fo:country="RU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language="ru" fo:country="RU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list-style-name="LFO3" style:family="paragraph">
      <style:text-properties fo:language="ru" fo:country="RU"/>
    </style:style>
    <style:style style:name="P86" style:parent-style-name="TableContents" style:list-style-name="LFO3" style:family="paragraph">
      <style:text-properties fo:language="ru" fo:country="RU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list-style-name="LFO4" style:family="paragraph">
      <style:text-properties fo:language="ru" fo:country="RU"/>
    </style:style>
    <style:style style:name="P93" style:parent-style-name="TableContents" style:list-style-name="LFO4" style:family="paragraph">
      <style:text-properties fo:language="ru" fo:country="RU"/>
    </style:style>
    <style:style style:name="P94" style:parent-style-name="TableContents" style:list-style-name="LFO4" style:family="paragraph">
      <style:text-properties fo:language="ru" fo:country="RU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language="ru" fo:country="RU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language="ru" fo:country="RU"/>
    </style:style>
    <style:style style:name="P100" style:parent-style-name="TableContents" style:family="paragraph">
      <style:text-properties fo:language="ru" fo:country="RU"/>
    </style:style>
    <style:style style:name="P101" style:parent-style-name="TableContents" style:family="paragraph">
      <style:text-properties fo:language="ru" fo:country="RU"/>
    </style:style>
    <style:style style:name="P102" style:parent-style-name="TableContents" style:family="paragraph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P108" style:parent-style-name="TableContents" style:family="paragraph">
      <style:text-properties fo:language="ru" fo:country="RU"/>
    </style:style>
    <style:style style:name="P109" style:parent-style-name="TableContents" style:family="paragraph">
      <style:text-properties fo:language="ru" fo:country="RU"/>
    </style:style>
    <style:style style:name="P110" style:parent-style-name="TableContents" style:family="paragraph">
      <style:text-properties fo:language="ru" fo:country="RU"/>
    </style:style>
    <style:style style:name="P111" style:parent-style-name="TableContents" style:family="paragraph">
      <style:text-properties fo:language="ru" fo:country="RU"/>
    </style:style>
    <style:style style:name="TableRow112" style:family="table-row">
      <style:table-row-properties style:min-row-height="1.0986in"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list-style-name="LFO5" style:family="paragraph"/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P123" style:parent-style-name="TableContents" style:list-style-name="LFO5" style:family="paragraph">
      <style:text-properties fo:language="ru" fo:country="RU"/>
    </style:style>
    <style:style style:name="P124" style:parent-style-name="TableContents" style:list-style-name="LFO5" style:family="paragraph"/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P129" style:parent-style-name="TableContents" style:list-style-name="LFO5" style:family="paragraph">
      <style:text-properties fo:language="ru" fo:country="RU"/>
    </style:style>
    <style:style style:name="P130" style:parent-style-name="TableContents" style:list-style-name="LFO5" style:family="paragraph">
      <style:text-properties fo:language="ru" fo:country="RU"/>
    </style:style>
    <style:style style:name="P131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Матрёнин Павел Анатоль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Переопределение метода – изменение логики <text:s/>работы метода родительского класса в дочернем. При переопределении<text:s/>должны сохраняться сигнатура метода, возвращаемое значение и модификатор доступа.<text:s/><text:s/></text:p>
          </table:table-cell>
        </table:table-row>
        <table:table-row table:style-name="TableRow18">
          <table:table-cell table:style-name="TableCell19">
            <text:p text:style-name="P20">Какие бывают виды<text:s/>классов?</text:p>
          </table:table-cell>
          <table:table-cell table:style-name="TableCell21">
            <text:list text:style-name="LFO1" text:continue-numbering="true">
              <text:list-item>
                <text:p text:style-name="P22">Абстрактные классы<text:s/></text:p>
              </text:list-item>
              <text:list-item>
                <text:p text:style-name="P23">Обычные классы (внешние)</text:p>
              </text:list-item>
              <text:list-item>
                <text:p text:style-name="P24">Статические вложенные классы</text:p>
              </text:list-item>
              <text:list-item>
                <text:p text:style-name="P25">Внутренние классы (локальные, анонимные)</text:p>
              </text:list-item>
            </text:list>
          </table:table-cell>
        </table:table-row>
        <table:table-row table:style-name="TableRow26">
          <table:table-cell table:style-name="TableCell27">
            <text:p text:style-name="TableContents"><text:span text:style-name="T28">Как и зачем можно использовать модификатор<text:s/></text:span>final<text:span text:style-name="T29">?</text:span></text:p>
          </table:table-cell>
          <table:table-cell table:style-name="TableCell30">
            <text:p text:style-name="P31">Для классов – нельзя создать класс-наследник.</text:p>
            <text:p text:style-name="P32">Для методов – нельзя переопределить метод.</text:p>
            <text:p text:style-name="P33">Для переменных – нельзя изменить значение переменной после инициализации. <text:s/>(с особенностью для ссылочных переменных – нельзя изменить ссылку на объект, но можно изменить содержание объекта).</text:p>
            <text:p text:style-name="P34"/>
          </table:table-cell>
        </table:table-row>
        <table:table-row table:style-name="TableRow35">
          <table:table-cell table:style-name="TableCell36">
            <text:p text:style-name="TableContents"><text:span text:style-name="T37">Какие есть варианты использования ключевого слова<text:s/></text:span>try<text:span text:style-name="T38">?</text:span></text:p>
          </table:table-cell>
          <table:table-cell table:style-name="TableCell39">
            <text:list text:style-name="LFO2" text:continue-numbering="true">
              <text:list-item>
                <text:p text:style-name="P40"><text:span text:style-name="T41">Обработка блока кода, который может выкинуть ошибку. В</text:span><text:span text:style-name="T42"><text:s/></text:span><text:span text:style-name="T43">конструкции</text:span><text:span text:style-name="T44"><text:s/></text:span><text:span text:style-name="T45">try-catch-finally</text:span><text:span text:style-name="T46"><text:s/></text:span><text:span text:style-name="T47">может быть реализована обработка возможной проблемы.</text:span></text:p>
              </text:list-item>
              <text:list-item>
                <text:p text:style-name="P48"><text:span text:style-name="T49">В</text:span><text:span text:style-name="T50"><text:s/></text:span><text:span text:style-name="T51">конструкции</text:span><text:span text:style-name="T52"><text:s/></text:span><text:span text:style-name="T53">try</text:span><text:span text:style-name="T54">-</text:span><text:span text:style-name="T55">with</text:span><text:span text:style-name="T56">-</text:span><text:span text:style-name="T57">resources</text:span><text:span text:style-name="T58"><text:s/></text:span><text:span text:style-name="T59">для автоматического закрытия<text:s/></text:span><text:span text:style-name="T60">объектов (например потоков), объявленных в блоке кода, после его завершения.<text:s/></text:span></text:p>
              </text:list-item>
            </text:list>
          </table:table-cell>
        </table:table-row>
        <table:table-row table:style-name="TableRow61">
          <table:table-cell table:style-name="TableCell62">
            <text:p text:style-name="TableContents"><text:span text:style-name="T63">Какие есть стандартные реализации интерфейса<text:s/></text:span>List<text:span text:style-name="T64"><text:s/>и в каких ситуациях их нужно использовать?</text:span></text:p>
          </table:table-cell>
          <table:table-cell table:style-name="TableCell65">
            <text:p text:style-name="TableContents">ArrayList<text:span text:style-name="T66"><text:s/>–<text:s/></text:span><text:span text:style-name="T67">реализация основанная на массиве.<text:s/></text:span><text:span text:style-name="T68">Оптимальна при частом поиске или изменении элемента по индексу. Не слишком эффективна при вставке и удалении элементов в середину.</text:span></text:p>
            <text:p text:style-name="TableContents">LinkedList<text:span text:style-name="T69"><text:s/></text:span><text:span text:style-name="T70">– реализация основанная на двунаправленном списке. Оптимальна при частой вставке и удалении элементов. Не слишком эффективна при поиске элемента.</text:span></text:p>
          </table:table-cell>
        </table:table-row>
        <table:table-row table:style-name="TableRow71">
          <table:table-cell table:style-name="TableCell72">
            <text:p text:style-name="P73">В чём основная идея стримов из пакета<text:s/>java.util.stream?</text:p>
          </table:table-cell>
          <table:table-cell table:style-name="TableCell74">
            <text:p text:style-name="TableContents"><text:span text:style-name="T75">Стримы предоставляют возможность обрабатывать последовательность элементов, исполняя одну или несколько операций</text:span><text:span text:style-name="T76">, которые могут выполняться последовательно или параллельно. Хорошо подходят<text:s/></text:span><text:span text:style-name="T77">для работы с коллекциями в функциональном стиле, без использования итераторов.</text:span></text:p>
          </table:table-cell>
        </table:table-row>
        <table:table-row table:style-name="TableRow78">
          <table:table-cell table:style-name="TableCell79" table:number-columns-spanned="2">
            <text:p text:style-name="P80">Разное</text:p>
          </table:table-cell>
          <table:covered-table-cell/>
        </table:table-row>
        <table:table-row table:style-name="TableRow81">
          <table:table-cell table:style-name="TableCell82">
            <text:p text:style-name="P83">Каким критериям должна удовлетворять «хорошая» хэш-функция?</text:p>
          </table:table-cell>
          <table:table-cell table:style-name="TableCell84">
            <text:list text:style-name="LFO3" text:continue-numbering="true">
              <text:list-item>
                <text:p text:style-name="P85">Равномерное распределение значений, во избежание коллизий.</text:p>
              </text:list-item>
              <text:list-item>
                <text:p text:style-name="P86">Высокая эффективность работы (скорости вычисления)</text:p>
              </text:list-item>
            </text:list>
          </table:table-cell>
        </table:table-row>
        <text:soft-page-break/>
        <table:table-row table:style-name="TableRow87">
          <table:table-cell table:style-name="TableCell88">
            <text:p text:style-name="TableContents"><text:span text:style-name="T89">В чём причина популярности и широкого распространения кодировки<text:s/></text:span>UTF<text:span text:style-name="T90">-8?</text:span></text:p>
          </table:table-cell>
          <table:table-cell table:style-name="TableCell91">
            <text:list text:style-name="LFO4" text:continue-numbering="true">
              <text:list-item>
                <text:p text:style-name="P92">Компактность. 1-4 байта на символ.</text:p>
              </text:list-item>
              <text:list-item>
                <text:p text:style-name="P93">Обратная совместимость с<text:s/>ASCII.</text:p>
              </text:list-item>
              <text:list-item>
                <text:p text:style-name="P94">Корректное отображение на всех устройствах.</text:p>
              </text:list-item>
            </text:list>
          </table:table-cell>
        </table:table-row>
        <table:table-row table:style-name="TableRow95">
          <table:table-cell table:style-name="TableCell96">
            <text:p text:style-name="P97">Сравните форматы<text:s/>XML<text:s/>и<text:s/>JSON. Когда какой использовать?</text:p>
          </table:table-cell>
          <table:table-cell table:style-name="TableCell98">
            <text:p text:style-name="P99">JSON - <text:s/>формат обмена данными, основанный на JavaScript.<text:s/></text:p>
            <text:p text:style-name="P100">Преимущества: простой синтаксис, компактность. Недостатки:<text:s/>плохая расширяемость<text:s/></text:p>
            <text:p text:style-name="P101">подходит для обмена данными между веб-приложениями и веб-сервисами. <text:s/></text:p>
            <text:p text:style-name="P102"/>
            <text:p text:style-name="TableContents">XML<text:span text:style-name="T103"><text:s/>- язык разметки, предназначенный для хранения</text:span><text:span text:style-name="T104">.</text:span><text:span text:style-name="T105"><text:s/></text:span><text:span text:style-name="T106">Преимущества:<text:s/></text:span><text:span text:style-name="T107">независим от платформы</text:span></text:p>
            <text:p text:style-name="P108">Недостатки:<text:s/>избыточный синтаксис</text:p>
            <text:p text:style-name="P109">Подходит<text:s/>для создания специальных данных и документирования информационных форматов.</text:p>
            <text:p text:style-name="P110"/>
            <text:p text:style-name="P111"/>
          </table:table-cell>
        </table:table-row>
        <table:table-row table:style-name="TableRow112">
          <table:table-cell table:style-name="TableCell113">
            <text:p text:style-name="TableContents"><text:span text:style-name="T114">Опишите что будет происходить «под<text:s/></text:span><text:span text:style-name="T115">капотом» после ввода адреса сайта в браузере и нажатия<text:s/></text:span>Enter<text:span text:style-name="T116">?</text:span></text:p>
          </table:table-cell>
          <table:table-cell table:style-name="TableCell117">
            <text:list text:style-name="LFO5" text:continue-numbering="true">
              <text:list-item>
                <text:p text:style-name="P118"><text:span text:style-name="T119">Получение<text:s/></text:span>IP<text:span text:style-name="T120"><text:s/></text:span><text:span text:style-name="T121">адреса (сначала проводится поиск у себя – кэш/система/кэш роутера) от<text:s/></text:span>DNS<text:span text:style-name="T122">-сервера.</text:span></text:p>
              </text:list-item>
              <text:list-item>
                <text:p text:style-name="P123">Установка соединения с сервером.</text:p>
              </text:list-item>
              <text:list-item>
                <text:p text:style-name="P124"><text:span text:style-name="T125">Отправка<text:s/></text:span>HTTP<text:span text:style-name="T126"><text:s/></text:span><text:span text:style-name="T127">запроса.</text:span><text:span text:style-name="T128"><text:s/>(в зависимости от конкретной ситуации)</text:span></text:p>
              </text:list-item>
              <text:list-item>
                <text:p text:style-name="P129">Получение ответа от сервера, распаковка, построение модели страницы.</text:p>
              </text:list-item>
              <text:list-item>
                <text:p text:style-name="P130">Отрисовка страницы. (возможно направление дополнительных запросов)<text:s/></text:p>
              </text:list-item>
            </text:list>
          </table:table-cell>
        </table:table-row>
      </table:table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авел Матрёнин</dc:creator>
    <meta:creation-date>2017-10-20T23:40:00Z</meta:creation-date>
    <dc:date>2022-03-08T12:35:00Z</dc:date>
    <meta:template xlink:href="Normal.dotm" xlink:type="simple"/>
    <meta:editing-cycles>10</meta:editing-cycles>
    <meta:editing-duration>PT9000S</meta:editing-duration>
    <meta:document-statistic meta:page-count="2" meta:paragraph-count="6" meta:word-count="474" meta:character-count="3171" meta:row-count="22" meta:non-whitespace-character-count="2703"/>
  </office:meta>
</office:document-meta>
</file>